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/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0.0142259597778" calcext:value-type="float">
            <text:p>0,0142259598</text:p>
          </table:table-cell>
          <table:table-cell office:value-type="float" office:value="23.2471840382" calcext:value-type="float">
            <text:p>23,24718403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14217670874" calcext:value-type="float">
            <text:p>99,71</text:p>
          </table:table-cell>
          <table:table-cell table:style-name="ce3" table:formula="of:=([.F3]/12597)*100" office:value-type="float" office:value="0.285782329125982" calcext:value-type="float">
            <text:p>0,29</text:p>
          </table:table-cell>
          <table:table-cell/>
          <table:table-cell table:style-name="ce4" table:formula="of:=[.E19]+[.H19]" office:value-type="float" office:value="12561" calcext:value-type="float">
            <text:p>12561</text:p>
          </table:table-cell>
          <table:table-cell table:formula="of:=12597-[.E3]" office:value-type="float" office:value="36" calcext:value-type="float">
            <text:p>36</text:p>
          </table:table-cell>
          <table:table-cell office:value-type="float" office:value="0.0153439044952" calcext:value-type="float">
            <text:p>0,0153439045</text:p>
          </table:table-cell>
          <table:table-cell office:value-type="float" office:value="22.9563219547" calcext:value-type="float">
            <text:p>22,956321954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745256807176" calcext:value-type="float">
            <text:p>99,67</text:p>
          </table:table-cell>
          <table:table-cell table:style-name="ce3" table:formula="of:=([.F4]/12597)*100" office:value-type="float" office:value="0.325474319282369" calcext:value-type="float">
            <text:p>0,33</text:p>
          </table:table-cell>
          <table:table-cell/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0.0153691768646" calcext:value-type="float">
            <text:p>0,0153691769</text:p>
          </table:table-cell>
          <table:table-cell office:value-type="float" office:value="22.9996709824" calcext:value-type="float">
            <text:p>22,99967098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54891014099" calcext:value-type="float">
            <text:p>0,0154891014</text:p>
          </table:table-cell>
          <table:table-cell office:value-type="float" office:value="23.0198421478" calcext:value-type="float">
            <text:p>23,01984214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/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0.0156049728394" calcext:value-type="float">
            <text:p>0,0156049728</text:p>
          </table:table-cell>
          <table:table-cell office:value-type="float" office:value="22.9850509167" calcext:value-type="float">
            <text:p>22,985050916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459712629991" calcext:value-type="float">
            <text:p>99,75</text:p>
          </table:table-cell>
          <table:table-cell table:style-name="ce3" table:formula="of:=([.F7]/12597)*100" office:value-type="float" office:value="0.254028737000873" calcext:value-type="float">
            <text:p>0,25</text:p>
          </table:table-cell>
          <table:table-cell/>
          <table:table-cell table:style-name="ce4" table:formula="of:=[.E23]+[.H23]" office:value-type="float" office:value="12565" calcext:value-type="float">
            <text:p>12565</text:p>
          </table:table-cell>
          <table:table-cell table:formula="of:=12597-[.E7]" office:value-type="float" office:value="32" calcext:value-type="float">
            <text:p>32</text:p>
          </table:table-cell>
          <table:table-cell office:value-type="float" office:value="0.0155210494995" calcext:value-type="float">
            <text:p>0,0155210495</text:p>
          </table:table-cell>
          <table:table-cell office:value-type="float" office:value="22.9809191227" calcext:value-type="float">
            <text:p>22,98091912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189568944987" calcext:value-type="float">
            <text:p>99,62</text:p>
          </table:table-cell>
          <table:table-cell table:style-name="ce3" table:formula="of:=([.F8]/12597)*100" office:value-type="float" office:value="0.38104310550131" calcext:value-type="float">
            <text:p>0,38</text:p>
          </table:table-cell>
          <table:table-cell/>
          <table:table-cell table:style-name="ce4" table:formula="of:=[.E24]+[.H24]" office:value-type="float" office:value="12549" calcext:value-type="float">
            <text:p>12549</text:p>
          </table:table-cell>
          <table:table-cell table:formula="of:=12597-[.E8]" office:value-type="float" office:value="48" calcext:value-type="float">
            <text:p>48</text:p>
          </table:table-cell>
          <table:table-cell office:value-type="float" office:value="0.0151360034943" calcext:value-type="float">
            <text:p>0,0151360035</text:p>
          </table:table-cell>
          <table:table-cell office:value-type="float" office:value="22.9669981003" calcext:value-type="float">
            <text:p>22,966998100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/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0.0141129493713" calcext:value-type="float">
            <text:p>0,0141129494</text:p>
          </table:table-cell>
          <table:table-cell office:value-type="float" office:value="23.056992054" calcext:value-type="float">
            <text:p>23,05699205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427720885925" calcext:value-type="float">
            <text:p>99,64</text:p>
          </table:table-cell>
          <table:table-cell table:style-name="ce3" table:formula="of:=([.F10]/12597)*100" office:value-type="float" office:value="0.357227911407478" calcext:value-type="float">
            <text:p>0,36</text:p>
          </table:table-cell>
          <table:table-cell/>
          <table:table-cell table:style-name="ce4" table:formula="of:=[.E26]+[.H26]" office:value-type="float" office:value="12552" calcext:value-type="float">
            <text:p>12552</text:p>
          </table:table-cell>
          <table:table-cell table:formula="of:=12597-[.E10]" office:value-type="float" office:value="45" calcext:value-type="float">
            <text:p>45</text:p>
          </table:table-cell>
          <table:table-cell office:value-type="float" office:value="0.0152921676636" calcext:value-type="float">
            <text:p>0,0152921677</text:p>
          </table:table-cell>
          <table:table-cell office:value-type="float" office:value="23.0567719936" calcext:value-type="float">
            <text:p>23,05677199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14217670874" calcext:value-type="float">
            <text:p>99,71</text:p>
          </table:table-cell>
          <table:table-cell table:style-name="ce3" table:formula="of:=([.F11]/12597)*100" office:value-type="float" office:value="0.28578232912598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53939723969" calcext:value-type="float">
            <text:p>0,0153939724</text:p>
          </table:table-cell>
          <table:table-cell office:value-type="float" office:value="23.0804469585" calcext:value-type="float">
            <text:p>23,08044695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0209573708" calcext:value-type="float">
            <text:p>99,6880209574</text:p>
          </table:table-cell>
          <table:table-cell table:formula="of:=AVERAGE([.C2:.C11])" office:value-type="float" office:value="0.311979042629197" calcext:value-type="float">
            <text:p>0,311979042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7" calcext:value-type="float">
            <text:p>12557,7</text:p>
          </table:table-cell>
          <table:table-cell table:formula="of:=AVERAGE([.F2:.F11])" office:value-type="float" office:value="39.3" calcext:value-type="float">
            <text:p>39,3</text:p>
          </table:table-cell>
          <table:table-cell table:formula="of:=SUM([.G2:.G11])/10" office:value-type="float" office:value="0.01514892578125" calcext:value-type="float">
            <text:p>0,0151489258</text:p>
          </table:table-cell>
          <table:table-cell table:formula="of:=SUM([.H2:.H11])/10" office:value-type="float" office:value="23.03501982689" calcext:value-type="float">
            <text:p>23,035019826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5" calcext:value-type="float">
            <text:p>5843,5</text:p>
          </table:table-cell>
          <table:table-cell table:formula="of:=AVERAGE([.G18:.G27])" office:value-type="float" office:value="19.2" calcext:value-type="float">
            <text:p>19,2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675" calcext:value-type="float">
            <text:p>66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1" calcext:value-type="float">
            <text:p>20,1</text:p>
          </table:table-cell>
          <table:table-cell table:formula="of:=AVERAGE([.H18:.H27])" office:value-type="float" office:value="6714.2" calcext:value-type="float">
            <text:p>6714,2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10" calcext:value-type="float">
            <text:p>671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0" calcext:value-type="float">
            <text:p>58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46" calcext:value-type="float">
            <text:p>674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5" calcext:value-type="float">
            <text:p>5843,5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12597-SUM([.E21:.G21])" office:value-type="float" office:value="6744" calcext:value-type="float">
            <text:p>674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1" calcext:value-type="float">
            <text:p>20,1</text:p>
          </table:table-cell>
          <table:table-cell table:number-columns-repeated="2"/>
          <table:table-cell office:value-type="float" office:value="5834" calcext:value-type="float">
            <text:p>58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2" calcext:value-type="float">
            <text:p>19,2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699" calcext:value-type="float">
            <text:p>66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2" calcext:value-type="float">
            <text:p>6714,2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2597-SUM([.E24:.G24])" office:value-type="float" office:value="6678" calcext:value-type="float">
            <text:p>667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8" calcext:value-type="float">
            <text:p>67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0" calcext:value-type="float">
            <text:p>579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3" calcext:value-type="float">
            <text:p>587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688" calcext:value-type="float">
            <text:p>66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0209573708" calcext:value-type="float">
            <text:p>0,9968802096</text:p>
          </table:table-cell>
          <table:table-cell table:number-columns-repeated="2"/>
          <table:table-cell table:formula="of:=SUM([.E18:.E27])/10" office:value-type="float" office:value="5843.5" calcext:value-type="float">
            <text:p>5843,5</text:p>
          </table:table-cell>
          <table:table-cell table:formula="of:=SUM([.F18:.F27])/10" office:value-type="float" office:value="20.1" calcext:value-type="float">
            <text:p>20,1</text:p>
          </table:table-cell>
          <table:table-cell table:formula="of:=SUM([.G18:.G27])/10" office:value-type="float" office:value="19.2" calcext:value-type="float">
            <text:p>19,2</text:p>
          </table:table-cell>
          <table:table-cell table:formula="of:=SUM([.H18:.H27])/10" office:value-type="float" office:value="6714.2" calcext:value-type="float">
            <text:p>6714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979042629197" calcext:value-type="float">
            <text:p>0,0031197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25058420182" calcext:value-type="float">
            <text:p>0,9967250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15279984557" calcext:value-type="float">
            <text:p>0,997015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22:23.7969636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8S</meta:editing-duration>
    <meta:editing-cycles>6</meta:editing-cycles>
    <meta:generator>LibreOffice/5.1.6.2$Linux_X86_64 LibreOffice_project/10m0$Build-2</meta:generator>
    <dc:date>2018-01-20T04:23:15.479636179</dc:date>
    <meta:document-statistic meta:table-count="1" meta:cell-count="167" meta:object-count="0"/>
  </office:meta>
</office:document-meta>
</file>